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2.268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887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21">
            <text:p>21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ajor issue for database report? : Caused by: java.lang.IllegalStateException: BaseClassLoader@6e48d4{vfszip:/D:/Lo</text:p>
            <text:p>giciels/Java/jboss/jboss-5.1.0.GA/server/default/deploy/javamelody-test-webapp.w</text:p>
            <text:p>ar/} classLoader is not connected to a domain (probably undeployed?) for class n</text:p>
            <text:p>et.bull.javamelody.JdbcWrapper$StatementInvocationHandl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5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04/11/2010</text:date>, <text:time>19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1-04T19:38:32.29</dc:date>
    <dc:creator>Emeric Vernat</dc:creator>
    <meta:editing-duration>PT237H56M15S</meta:editing-duration>
    <meta:editing-cycles>179</meta:editing-cycles>
    <meta:generator>OpenOffice.org/3.2$Win32 OpenOffice.org_project/320m18$Build-9502</meta:generator>
    <meta:document-statistic meta:table-count="2" meta:cell-count="1343" meta:object-count="0"/>
  </office:meta>
</office:document-meta>
</file>